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Model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s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os Hobi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vic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mos Hobi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Jaz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vi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Jaz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mos Hobi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emen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nda Accor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eme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vi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l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Jaz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lem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em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vi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acco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mos Hobi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Jaz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emen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leme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amos Hobio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Jazz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r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mos Hobio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ivic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ccor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amos Hobio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vic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lement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spire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Acura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lement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ivic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Acura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spire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Acur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Acura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dyssey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00.00.00</text:date>, <text:time style:data-style-name="N2" text:time-value="18:40:43.356187259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3:58:59.122565039</meta:creation-date>
    <dc:date>2019-01-20T22:01:49.539958961</dc:date>
    <meta:editing-duration>PT3H32M34S</meta:editing-duration>
    <meta:editing-cycles>9</meta:editing-cycles>
    <meta:generator>LibreOffice/6.0.7.3$Linux_X86_64 LibreOffice_project/00m0$Build-3</meta:generator>
    <meta:document-statistic meta:table-count="1" meta:cell-count="172" meta:object-count="0"/>
  </office:meta>
</office:document-meta>
</file>